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ing.doEndTag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ing.doStartTag( Appender sb , AbstractTagState render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FootTag.add( HashMap html , HashMap htmlQuirks , HashMap x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